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28cm" fo:min-width="5.088cm"/>
      <style:paragraph-properties style:writing-mode="lr-tb"/>
    </style:style>
    <style:style style:name="gr2" style:family="graphic" style:parent-style-name="standard">
      <style:graphic-properties svg:stroke-color="#000000" draw:fill-color="#ffd7d7" draw:textarea-horizontal-align="justify" draw:textarea-vertical-align="middle" draw:auto-grow-height="false" fo:min-height="1.274cm" fo:min-width="4.58cm"/>
      <style:paragraph-properties style:writing-mode="lr-tb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1.274cm" fo:min-width="7.12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svg:stroke-color="#000000" draw:fill-color="#eeeeee" draw:textarea-horizontal-align="justify" draw:textarea-vertical-align="middle" draw:auto-grow-height="false" fo:min-height="1.147cm" fo:min-width="1.405cm"/>
      <style:paragraph-properties style:writing-mode="lr-tb"/>
    </style:style>
    <style:style style:name="gr6" style:family="graphic" style:parent-style-name="standard">
      <style:graphic-properties svg:stroke-color="#000000" draw:fill-color="#eeeeee" draw:textarea-horizontal-align="justify" draw:textarea-vertical-align="middle" draw:auto-grow-height="false" fo:min-height="0.512cm" fo:min-width="3.945cm"/>
      <style:paragraph-properties style:writing-mode="lr-tb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svg:stroke-color="#000000" draw:fill-color="#d4ea6b" draw:textarea-horizontal-align="justify" draw:textarea-vertical-align="middle" draw:auto-grow-height="false" fo:min-height="1.528cm" fo:min-width="5.088cm"/>
      <style:paragraph-properties style:writing-mode="lr-tb"/>
    </style:style>
    <style:style style:name="gr9" style:family="graphic" style:parent-style-name="standard">
      <style:graphic-properties svg:stroke-color="#000000" draw:fill-color="#eeeeee" draw:textarea-horizontal-align="justify" draw:textarea-vertical-align="middle" draw:auto-grow-height="false" fo:min-height="1.147cm" fo:min-width="3.945cm"/>
      <style:paragraph-properties style:writing-mode="lr-tb"/>
    </style:style>
    <style:style style:name="gr10" style:family="graphic" style:parent-style-name="standard">
      <style:graphic-properties svg:stroke-color="#000000" draw:fill-color="#eeeeee" draw:textarea-horizontal-align="justify" draw:textarea-vertical-align="middle" draw:auto-grow-height="false" fo:min-height="0.512cm" fo:min-width="4.961cm"/>
      <style:paragraph-properties style:writing-mode="lr-tb"/>
    </style:style>
    <style:style style:name="gr11" style:family="graphic" style:parent-style-name="standard">
      <style:graphic-properties svg:stroke-color="#000000" draw:fill-color="#eeeeee" draw:textarea-horizontal-align="justify" draw:textarea-vertical-align="middle" draw:auto-grow-height="false" fo:min-height="0.512cm" fo:min-width="5.215cm"/>
      <style:paragraph-properties style:writing-mode="lr-tb"/>
    </style:style>
    <style:style style:name="gr12" style:family="graphic" style:parent-style-name="standard">
      <style:graphic-properties svg:stroke-color="#000000" draw:fill-color="#d4ea6b" draw:textarea-horizontal-align="justify" draw:textarea-vertical-align="middle" draw:auto-grow-height="false" fo:min-height="0.512cm" fo:min-width="4.961cm"/>
      <style:paragraph-properties style:writing-mode="lr-tb"/>
    </style:style>
    <style:style style:name="gr13" style:family="graphic" style:parent-style-name="standard">
      <style:graphic-properties svg:stroke-color="#000000" draw:fill-color="#eeeeee" draw:textarea-horizontal-align="justify" draw:textarea-vertical-align="middle" draw:auto-grow-height="false" fo:min-height="0.639cm" fo:min-width="3.945cm"/>
      <style:paragraph-properties style:writing-mode="lr-tb"/>
    </style:style>
    <style:style style:name="gr14" style:family="graphic" style:parent-style-name="standard">
      <style:graphic-properties svg:stroke-color="#000000" draw:fill-color="#d4ea6b" draw:textarea-horizontal-align="justify" draw:textarea-vertical-align="middle" draw:auto-grow-height="false" fo:min-height="0.512cm" fo:min-width="3.691cm"/>
      <style:paragraph-properties style:writing-mode="lr-tb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0.512cm" fo:min-width="3.69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d7d7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d4ea6b"/>
      <style:paragraph-properties fo:text-align="center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d4ea6b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eeeeee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88cm" svg:height="1.778cm" svg:x="7.858cm" svg:y="2.397cm">
          <text:p text:style-name="P1">ELF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524cm" svg:x="4.175cm" svg:y="10.525cm">
          <text:p text:style-name="P1">FIN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7.62cm" svg:height="1.524cm" svg:x="6.715cm" svg:y="5.445cm">
          <text:p text:style-name="P1">¿(&lt;-toysChan) == 0?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0.652cm" svg:y1="4.302cm" svg:x2="10.652cm" svg:y2="5.572cm">
          <text:p/>
        </draw:line>
        <draw:custom-shape draw:style-name="gr5" draw:text-style-name="P3" xml:id="id6" draw:id="id6" draw:layer="layout" svg:width="1.905cm" svg:height="1.397cm" svg:x="5.826cm" svg:y="7.604cm">
          <text:p text:style-name="P1">SI</text:p>
          <draw:enhanced-geometry svg:viewBox="0 0 21600 21600" draw:type="rectangle" draw:enhanced-path="M 0 0 L 21600 0 21600 21600 0 21600 0 0 Z N"/>
        </draw:custom-shape>
        <draw:custom-shape draw:style-name="gr5" draw:text-style-name="P3" xml:id="id5" draw:id="id5" draw:layer="layout" svg:width="1.905cm" svg:height="1.397cm" svg:x="11.795cm" svg:y="7.604cm">
          <text:p text:style-name="P1">NO</text:p>
          <draw:enhanced-geometry svg:viewBox="0 0 21600 21600" draw:type="rectangle" draw:enhanced-path="M 0 0 L 21600 0 21600 21600 0 21600 0 0 Z N"/>
        </draw:custom-shape>
        <draw:custom-shape draw:style-name="gr6" draw:text-style-name="P3" xml:id="id1" draw:id="id1" draw:layer="layout" svg:width="4.445cm" svg:height="0.762cm" svg:x="10.525cm" svg:y="10.398cm">
          <text:p text:style-name="P1">¿Problemas?</text:p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1.905cm" svg:height="1.397cm" svg:x="8.493cm" svg:y="12.176cm">
          <text:p text:style-name="P1">SI</text:p>
          <draw:enhanced-geometry svg:viewBox="0 0 21600 21600" draw:type="rectangle" draw:enhanced-path="M 0 0 L 21600 0 21600 21600 0 21600 0 0 Z N"/>
        </draw:custom-shape>
        <draw:custom-shape draw:style-name="gr5" draw:text-style-name="P3" xml:id="id3" draw:id="id3" draw:layer="layout" svg:width="1.905cm" svg:height="1.397cm" svg:x="14.843cm" svg:y="12.176cm">
          <text:p text:style-name="P1">NO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2.747cm" svg:y1="11.16cm" svg:x2="9.445cm" svg:y2="12.176cm" draw:start-shape="id1" draw:start-glue-point="2" draw:end-shape="id2" draw:end-glue-point="0" svg:d="M12747 11160v508h-3302v508" svg:viewBox="0 0 3303 1017">
          <text:p/>
        </draw:connector>
        <draw:connector draw:style-name="gr7" draw:text-style-name="P1" draw:layer="layout" svg:x1="12.747cm" svg:y1="11.16cm" svg:x2="15.795cm" svg:y2="12.176cm" draw:start-shape="id1" draw:start-glue-point="2" draw:end-shape="id3" draw:end-glue-point="0" svg:d="M12747 11160v508h3048v508" svg:viewBox="0 0 3049 1017">
          <text:p/>
        </draw:connector>
        <draw:connector draw:style-name="gr7" draw:text-style-name="P1" draw:layer="layout" svg:x1="10.525cm" svg:y1="6.969cm" svg:x2="12.747cm" svg:y2="7.604cm" draw:start-shape="id4" draw:start-glue-point="2" draw:end-shape="id5" draw:end-glue-point="0" svg:d="M10525 6969v317h2222v318" svg:viewBox="0 0 2223 636">
          <text:p/>
        </draw:connector>
        <draw:connector draw:style-name="gr7" draw:text-style-name="P1" draw:layer="layout" svg:x1="10.525cm" svg:y1="6.969cm" svg:x2="6.778cm" svg:y2="7.604cm" draw:start-shape="id4" draw:start-glue-point="2" draw:end-shape="id6" draw:end-glue-point="0" svg:d="M10525 6969v317h-3747v318" svg:viewBox="0 0 3748 636">
          <text:p/>
        </draw:connector>
        <draw:line draw:style-name="gr4" draw:text-style-name="P4" draw:layer="layout" svg:x1="6.715cm" svg:y1="9.001cm" svg:x2="6.715cm" svg:y2="10.398cm">
          <text:p/>
        </draw:line>
        <draw:line draw:style-name="gr4" draw:text-style-name="P4" draw:layer="layout" svg:x1="12.684cm" svg:y1="9.001cm" svg:x2="12.684cm" svg:y2="10.398cm">
          <text:p/>
        </draw:line>
        <draw:custom-shape draw:style-name="gr8" draw:text-style-name="P5" draw:layer="layout" svg:width="5.588cm" svg:height="1.778cm" svg:x="13.827cm" svg:y="15.097cm">
          <text:p text:style-name="P1">ntoysmade++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5.732cm" svg:y1="13.573cm" svg:x2="15.732cm" svg:y2="15.097cm">
          <text:p/>
        </draw:line>
        <draw:custom-shape draw:style-name="gr9" draw:text-style-name="P3" xml:id="id7" draw:id="id7" draw:layer="layout" svg:width="4.445cm" svg:height="1.397cm" svg:x="5.445cm" svg:y="18.78cm">
          <text:p text:style-name="P1">¿alert==0?</text:p>
          <draw:enhanced-geometry svg:viewBox="0 0 21600 21600" draw:type="rectangle" draw:enhanced-path="M 0 0 L 21600 0 21600 21600 0 21600 0 0 Z N"/>
        </draw:custom-shape>
        <draw:custom-shape draw:style-name="gr5" draw:text-style-name="P3" xml:id="id8" draw:id="id8" draw:layer="layout" svg:width="1.905cm" svg:height="1.397cm" svg:x="4.556cm" svg:y="20.812cm">
          <text:p text:style-name="P1">SI</text:p>
          <draw:enhanced-geometry svg:viewBox="0 0 21600 21600" draw:type="rectangle" draw:enhanced-path="M 0 0 L 21600 0 21600 21600 0 21600 0 0 Z N"/>
        </draw:custom-shape>
        <draw:custom-shape draw:style-name="gr5" draw:text-style-name="P3" xml:id="id9" draw:id="id9" draw:layer="layout" svg:width="1.905cm" svg:height="1.397cm" svg:x="8.747cm" svg:y="20.812cm">
          <text:p text:style-name="P1">NO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7.667cm" svg:y1="20.177cm" svg:x2="5.508cm" svg:y2="20.812cm" draw:start-shape="id7" draw:start-glue-point="2" draw:end-shape="id8" draw:end-glue-point="0" svg:d="M7667 20177v317h-2159v318" svg:viewBox="0 0 2160 636">
          <text:p/>
        </draw:connector>
        <draw:connector draw:style-name="gr7" draw:text-style-name="P1" draw:layer="layout" svg:x1="7.667cm" svg:y1="20.177cm" svg:x2="9.699cm" svg:y2="20.812cm" draw:start-shape="id7" draw:start-glue-point="2" draw:end-shape="id9" draw:end-glue-point="0" svg:d="M7667 20177v317h2032v318" svg:viewBox="0 0 2033 636">
          <text:p/>
        </draw:connector>
        <draw:line draw:style-name="gr4" draw:text-style-name="P4" draw:layer="layout" svg:x1="8.493cm" svg:y1="17.256cm" svg:x2="7.731cm" svg:y2="18.78cm">
          <text:p/>
        </draw:line>
        <draw:custom-shape draw:style-name="gr10" draw:text-style-name="P3" draw:layer="layout" svg:width="5.461cm" svg:height="0.762cm" svg:x="6.207cm" svg:y="17.256cm">
          <text:p text:style-name="P1">santasBed.Lock()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5.715cm" svg:height="0.762cm" svg:x="9.255cm" svg:y="24.876cm">
          <text:p text:style-name="P1">santasBed.Unlock()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5.461cm" svg:height="0.762cm" svg:x="2.778cm" svg:y="22.59cm">
          <text:p text:style-name="P1">Despierto a Santa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461cm" svg:height="0.762cm" svg:x="2.778cm" svg:y="23.352cm">
          <text:p text:style-name="P1">wait.Lock()</text:p>
          <draw:enhanced-geometry svg:viewBox="0 0 21600 21600" draw:type="rectangle" draw:enhanced-path="M 0 0 L 21600 0 21600 21600 0 21600 0 0 Z N"/>
        </draw:custom-shape>
        <draw:custom-shape draw:style-name="gr13" draw:text-style-name="P3" xml:id="id10" draw:id="id10" draw:layer="layout" svg:width="4.445cm" svg:height="0.889cm" svg:x="6.969cm" svg:y="14.081cm">
          <text:p text:style-name="P1">¿minelves==3?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9.509cm" svg:y1="13.573cm" svg:x2="9.509cm" svg:y2="14.208cm">
          <text:p/>
        </draw:line>
        <draw:custom-shape draw:style-name="gr5" draw:text-style-name="P3" xml:id="id11" draw:id="id11" draw:layer="layout" svg:width="1.905cm" svg:height="1.397cm" svg:x="7.858cm" svg:y="15.478cm">
          <text:p text:style-name="P1">SI</text:p>
          <draw:enhanced-geometry svg:viewBox="0 0 21600 21600" draw:type="rectangle" draw:enhanced-path="M 0 0 L 21600 0 21600 21600 0 21600 0 0 Z N"/>
        </draw:custom-shape>
        <draw:custom-shape draw:style-name="gr5" draw:text-style-name="P3" xml:id="id12" draw:id="id12" draw:layer="layout" svg:width="1.905cm" svg:height="1.397cm" svg:x="1.889cm" svg:y="15.986cm">
          <text:p text:style-name="P1">NO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9.191cm" svg:y1="14.97cm" svg:x2="8.81cm" svg:y2="15.478cm" draw:start-shape="id10" draw:start-glue-point="2" draw:end-shape="id11" draw:end-glue-point="0" svg:d="M9191 14970v253h-381v255" svg:viewBox="0 0 382 509">
          <text:p/>
        </draw:connector>
        <draw:connector draw:style-name="gr7" draw:text-style-name="P1" draw:layer="layout" svg:x1="9.191cm" svg:y1="14.97cm" svg:x2="2.841cm" svg:y2="15.986cm" draw:start-shape="id10" draw:start-glue-point="2" draw:end-shape="id12" draw:end-glue-point="0" svg:d="M9191 14970v507h-6350v509" svg:viewBox="0 0 6351 1017">
          <text:p/>
        </draw:connector>
        <draw:custom-shape draw:style-name="gr14" draw:text-style-name="P7" draw:layer="layout" svg:width="4.191cm" svg:height="0.762cm" svg:x="1.127cm" svg:y="18.653cm">
          <text:p text:style-name="P6"><text:span text:style-name="T1">nelvesintrouble++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2.778cm" svg:y1="17.51cm" svg:x2="2.778cm" svg:y2="18.78cm">
          <text:p/>
        </draw:line>
        <draw:line draw:style-name="gr4" draw:text-style-name="P4" draw:layer="layout" svg:x1="3.921cm" svg:y1="13.7cm" svg:x2="9.382cm" svg:y2="13.7cm">
          <text:p/>
        </draw:line>
        <draw:custom-shape draw:style-name="gr10" draw:text-style-name="P3" draw:layer="layout" svg:width="5.461cm" svg:height="0.762cm" svg:x="1.254cm" svg:y="13.319cm">
          <text:p text:style-name="P1">factory.Lock()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4.191cm" svg:height="0.762cm" svg:x="1.127cm" svg:y="19.415cm">
          <text:p text:style-name="P6"><text:span text:style-name="T1">factory.Unlock()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461cm" svg:height="0.762cm" svg:x="2.778cm" svg:y="24.114cm">
          <text:p text:style-name="P1">ntoysmade +=3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5.715cm" svg:height="0.762cm" svg:x="9.255cm" svg:y="25.638cm">
          <text:p text:style-name="P1">factory.Unlock()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5.445cm" svg:y1="24.876cm" svg:x2="9.255cm" svg:y2="25.384cm">
          <text:p/>
        </draw:line>
        <draw:line draw:style-name="gr4" draw:text-style-name="P4" draw:layer="layout" svg:x1="9.763cm" svg:y1="22.209cm" svg:x2="11.668cm" svg:y2="24.876cm">
          <text:p/>
        </draw:line>
        <draw:line draw:style-name="gr4" draw:text-style-name="P4" draw:layer="layout" svg:x1="5.572cm" svg:y1="22.336cm" svg:x2="5.572cm" svg:y2="22.5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17:59:51.379461374</meta:creation-date>
    <meta:generator>LibreOffice/6.4.7.2$Linux_X86_64 LibreOffice_project/40$Build-2</meta:generator>
    <dc:date>2022-01-14T18:53:43.594927557</dc:date>
    <meta:editing-duration>PT22M36S</meta:editing-duration>
    <meta:editing-cycles>5</meta:editing-cycles>
    <meta:document-statistic meta:object-count="43"/>
  </office:meta>
</office:document-meta>
</file>